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ad91" officeooo:paragraph-rsid="0002ad91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067708" officeooo:paragraph-rsid="00067708" style:font-size-asian="14pt" style:font-size-complex="14pt"/>
    </style:style>
    <style:style style:name="P4" style:family="paragraph" style:parent-style-name="Standard">
      <style:text-properties fo:font-size="14pt" officeooo:rsid="00067708" officeooo:paragraph-rsid="000763ce" style:font-size-asian="14pt" style:font-size-complex="14pt"/>
    </style:style>
    <style:style style:name="P5" style:family="paragraph" style:parent-style-name="Standard">
      <style:text-properties fo:font-size="14pt" officeooo:rsid="000763ce" officeooo:paragraph-rsid="000763ce" style:font-size-asian="14pt" style:font-size-complex="14pt"/>
    </style:style>
    <style:style style:name="P6" style:family="paragraph" style:parent-style-name="Standard">
      <style:text-properties fo:font-size="14pt" officeooo:paragraph-rsid="000763ce" style:font-size-asian="14pt" style:font-size-complex="14pt"/>
    </style:style>
    <style:style style:name="P7" style:family="paragraph" style:parent-style-name="Standard">
      <style:text-properties fo:font-size="14pt" officeooo:rsid="0002ad91" officeooo:paragraph-rsid="0002ad91" style:font-size-asian="12.25pt" style:font-size-complex="14pt"/>
    </style:style>
    <style:style style:name="P8" style:family="paragraph" style:parent-style-name="Standard">
      <style:text-properties fo:font-size="14pt" officeooo:rsid="0002ad91" officeooo:paragraph-rsid="0003e843" style:font-size-asian="12.25pt" style:font-size-complex="14pt"/>
    </style:style>
    <style:style style:name="P9" style:family="paragraph" style:parent-style-name="Standard">
      <style:text-properties fo:font-size="14pt" officeooo:rsid="0002ad91" officeooo:paragraph-rsid="0005468a" style:font-size-asian="12.25pt" style:font-size-complex="14pt"/>
    </style:style>
    <style:style style:name="P10" style:family="paragraph" style:parent-style-name="Standard">
      <style:text-properties fo:font-size="14pt" officeooo:rsid="0002ad91" officeooo:paragraph-rsid="000763ce" style:font-size-asian="12.25pt" style:font-size-complex="14pt"/>
    </style:style>
    <style:style style:name="P11" style:family="paragraph" style:parent-style-name="Standard">
      <style:text-properties fo:font-size="14pt" officeooo:rsid="0002ad91" officeooo:paragraph-rsid="0009040b" style:font-size-asian="12.25pt" style:font-size-complex="14pt"/>
    </style:style>
    <style:style style:name="P12" style:family="paragraph" style:parent-style-name="Standard">
      <style:text-properties fo:font-size="14pt" officeooo:rsid="0003e843" officeooo:paragraph-rsid="0003e843" style:font-size-asian="12.25pt" style:font-size-complex="14pt"/>
    </style:style>
    <style:style style:name="P13" style:family="paragraph" style:parent-style-name="Standard">
      <style:text-properties fo:font-size="14pt" officeooo:rsid="0003e843" officeooo:paragraph-rsid="0005468a" style:font-size-asian="12.25pt" style:font-size-complex="14pt"/>
    </style:style>
    <style:style style:name="P14" style:family="paragraph" style:parent-style-name="Standard">
      <style:text-properties fo:font-size="14pt" officeooo:rsid="0005468a" officeooo:paragraph-rsid="0005468a" style:font-size-asian="12.25pt" style:font-size-complex="14pt"/>
    </style:style>
    <style:style style:name="P15" style:family="paragraph" style:parent-style-name="Standard">
      <style:text-properties fo:font-size="14pt" officeooo:rsid="0005468a" officeooo:paragraph-rsid="000763ce" style:font-size-asian="12.25pt" style:font-size-complex="14pt"/>
    </style:style>
    <style:style style:name="P16" style:family="paragraph" style:parent-style-name="Standard">
      <style:text-properties fo:font-size="14pt" officeooo:rsid="0005468a" officeooo:paragraph-rsid="0009040b" style:font-size-asian="12.25pt" style:font-size-complex="14pt"/>
    </style:style>
    <style:style style:name="P17" style:family="paragraph" style:parent-style-name="Standard">
      <style:text-properties fo:font-size="14pt" officeooo:rsid="00067708" officeooo:paragraph-rsid="0007344a" style:font-size-asian="12.25pt" style:font-size-complex="14pt"/>
    </style:style>
    <style:style style:name="P18" style:family="paragraph" style:parent-style-name="Standard">
      <style:text-properties fo:font-size="14pt" officeooo:rsid="000763ce" officeooo:paragraph-rsid="000763ce" style:font-size-asian="12.25pt" style:font-size-complex="14pt"/>
    </style:style>
    <style:style style:name="P19" style:family="paragraph" style:parent-style-name="Standard">
      <style:text-properties fo:font-size="20pt" officeooo:rsid="0002ad91" officeooo:paragraph-rsid="0002ad91" style:font-size-asian="20pt" style:font-size-complex="20pt"/>
    </style:style>
    <style:style style:name="P20" style:family="paragraph" style:parent-style-name="Standard">
      <style:text-properties fo:font-size="18pt" officeooo:rsid="0003e843" officeooo:paragraph-rsid="0003e843" style:font-size-asian="15.75pt" style:font-size-complex="18pt"/>
    </style:style>
    <style:style style:name="P21" style:family="paragraph" style:parent-style-name="Standard">
      <style:text-properties fo:font-size="18pt" officeooo:rsid="0005468a" officeooo:paragraph-rsid="0005468a" style:font-size-asian="15.75pt" style:font-size-complex="18pt"/>
    </style:style>
    <style:style style:name="P22" style:family="paragraph" style:parent-style-name="Standard">
      <style:text-properties fo:font-size="18pt" officeooo:rsid="00067708" officeooo:paragraph-rsid="00067708" style:font-size-asian="15.75pt" style:font-size-complex="18pt"/>
    </style:style>
    <style:style style:name="P23" style:family="paragraph" style:parent-style-name="Standard">
      <style:text-properties fo:font-size="18pt" officeooo:rsid="00067708" officeooo:paragraph-rsid="0007344a" style:font-size-asian="15.75pt" style:font-size-complex="18pt"/>
    </style:style>
    <style:style style:name="P24" style:family="paragraph" style:parent-style-name="Standard">
      <style:text-properties fo:font-size="18pt" officeooo:rsid="000763ce" officeooo:paragraph-rsid="000763ce" style:font-size-asian="15.75pt" style:font-size-complex="18pt"/>
    </style:style>
    <style:style style:name="P25" style:family="paragraph" style:parent-style-name="Standard">
      <style:text-properties fo:font-size="18pt" officeooo:rsid="000763ce" officeooo:paragraph-rsid="0009040b" style:font-size-asian="15.75pt" style:font-size-complex="18pt"/>
    </style:style>
    <style:style style:name="P26" style:family="paragraph" style:parent-style-name="Standard">
      <style:text-properties fo:font-size="18pt" officeooo:rsid="0007994c" officeooo:paragraph-rsid="0007994c" style:font-size-asian="15.75pt" style:font-size-complex="18pt"/>
    </style:style>
    <style:style style:name="P27" style:family="paragraph" style:parent-style-name="Standard">
      <style:text-properties fo:color="#d4d4d4" style:font-name="Droid Sans Mono" fo:font-size="10.5pt" fo:font-weight="normal" officeooo:rsid="0002ad91" officeooo:paragraph-rsid="0002ad91" fo:background-color="#1e1e1e"/>
    </style:style>
    <style:style style:name="P28" style:family="paragraph" style:parent-style-name="Standard">
      <style:paragraph-properties style:line-height-at-least="0.1874in"/>
      <style:text-properties fo:color="#000000" style:font-name="Droid Sans Mono" fo:font-size="9pt" fo:font-weight="normal" fo:background-color="#fffffe"/>
    </style:style>
    <style:style style:name="P29" style:family="paragraph" style:parent-style-name="Standard">
      <style:text-properties fo:color="#000000" style:font-name="Droid Sans Mono" fo:font-size="9pt" fo:font-weight="normal" officeooo:rsid="0007344a" officeooo:paragraph-rsid="0007344a" fo:background-color="#fffffe" style:font-size-asian="11.3500003814697pt" style:font-weight-asian="bold" style:font-size-complex="13pt" style:font-weight-complex="bold"/>
    </style:style>
    <style:style style:name="P30" style:family="paragraph" style:parent-style-name="Standard">
      <style:text-properties fo:color="#000000" fo:font-size="13pt" fo:font-weight="bold" officeooo:rsid="0007344a" officeooo:paragraph-rsid="0007344a" fo:background-color="transparent" style:font-size-asian="11.3500003814697pt" style:font-weight-asian="bold" style:font-size-complex="13pt" style:font-weight-complex="bold"/>
    </style:style>
    <style:style style:name="P31" style:family="paragraph" style:parent-style-name="Standard">
      <style:text-properties fo:color="#000000" fo:font-size="14pt" fo:font-weight="bold" officeooo:rsid="00067708" officeooo:paragraph-rsid="00067708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text-properties fo:font-variant="normal" fo:text-transform="none" fo:color="#505050" style:font-name="OpenSans" fo:font-size="14pt" fo:letter-spacing="normal" fo:font-style="normal" fo:font-weight="normal" officeooo:rsid="0002ad91" officeooo:paragraph-rsid="000763ce" style:font-size-asian="14pt" style:font-size-complex="14pt"/>
    </style:style>
    <style:style style:name="P33" style:family="paragraph" style:parent-style-name="Standard">
      <style:text-properties fo:font-variant="normal" fo:text-transform="none" fo:color="#505050" style:font-name="OpenSans" fo:font-size="14pt" fo:letter-spacing="normal" fo:font-style="normal" fo:font-weight="normal" officeooo:rsid="0002ad91" officeooo:paragraph-rsid="0009040b" style:font-size-asian="14pt" style:font-size-complex="14pt"/>
    </style:style>
    <style:style style:name="P34" style:family="paragraph" style:parent-style-name="Standard">
      <style:paragraph-properties fo:break-before="page"/>
      <style:text-properties fo:font-size="18pt" officeooo:rsid="0003e843" officeooo:paragraph-rsid="0003e843" style:font-size-asian="15.75pt" style:font-size-complex="18pt"/>
    </style:style>
    <style:style style:name="P35" style:family="paragraph" style:parent-style-name="Standard">
      <style:paragraph-properties fo:break-before="page"/>
      <style:text-properties fo:font-size="18pt" officeooo:rsid="0005468a" officeooo:paragraph-rsid="0005468a" style:font-size-asian="15.75pt" style:font-size-complex="18pt"/>
    </style:style>
    <style:style style:name="P36" style:family="paragraph" style:parent-style-name="Standard">
      <style:text-properties fo:font-size="14pt" officeooo:rsid="000763ce" officeooo:paragraph-rsid="000763ce" style:font-size-asian="12.25pt" style:font-size-complex="14pt"/>
    </style:style>
    <style:style style:name="P37" style:family="paragraph" style:parent-style-name="Standard">
      <style:text-properties fo:font-size="14pt" officeooo:rsid="000763ce" officeooo:paragraph-rsid="0009040b" style:font-size-asian="12.25pt" style:font-size-complex="14pt"/>
    </style:style>
    <style:style style:name="P38" style:family="paragraph" style:parent-style-name="Standard">
      <style:text-properties fo:font-size="14pt" officeooo:rsid="000763ce" officeooo:paragraph-rsid="000763ce" style:font-size-asian="18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officeooo:rsid="0003e843"/>
    </style:style>
    <style:style style:name="T3" style:family="text">
      <style:text-properties officeooo:rsid="0005468a"/>
    </style:style>
    <style:style style:name="T4" style:family="text">
      <style:text-properties fo:color="#dcdcaa"/>
    </style:style>
    <style:style style:name="T5" style:family="text">
      <style:text-properties fo:color="#569cd6"/>
    </style:style>
    <style:style style:name="T6" style:family="text">
      <style:text-properties fo:color="#9cdcfe"/>
    </style:style>
    <style:style style:name="T7" style:family="text">
      <style:text-properties officeooo:rsid="0007344a"/>
    </style:style>
    <style:style style:name="T8" style:family="text">
      <style:text-properties fo:color="#a31515"/>
    </style:style>
    <style:style style:name="T9" style:family="text">
      <style:text-properties fo:color="#0451a5"/>
    </style:style>
    <style:style style:name="T10" style:family="text">
      <style:text-properties fo:color="#098658"/>
    </style:style>
    <style:style style:name="T11" style:family="text">
      <style:text-properties officeooo:rsid="000763ce"/>
    </style:style>
    <style:style style:name="T12" style:family="text">
      <style:text-properties officeooo:rsid="000763ce" fo:background-color="#fff200" loext:char-shading-value="0"/>
    </style:style>
    <style:style style:name="T13" style:family="text">
      <style:text-properties style:font-size-asian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Handlers/users</text:p>
      <text:p text:style-name="P19"/>
      <text:p text:style-name="P7"><text:tab/><text:tab/>post</text:p>
      <text:p text:style-name="P7"/>
      <text:p text:style-name="P7">localhost:3000/users</text:p>
      <text:p text:style-name="P7">=&gt;payload </text:p>
      <text:p text:style-name="P7">firstname,lastname,phone,password,aggerement(boolean)</text:p>
      <text:p text:style-name="P7"/>
      <text:p text:style-name="P7"/>
      <text:p text:style-name="P7"><text:tab/><text:tab/>get</text:p>
      <text:p text:style-name="P7">localhost:3000/users/?phone=567976(11 digits)</text:p>
      <text:p text:style-name="P7">=&gt;query</text:p>
      <text:p text:style-name="P7">phone</text:p>
      <text:p text:style-name="P7">=&gt;header</text:p>
      <text:p text:style-name="P7">token(to check validity , token is valid for only 1 hour )</text:p>
      <text:p text:style-name="P7"/>
      <text:p text:style-name="P7"/>
      <text:p text:style-name="P7"><text:tab/><text:tab/>put</text:p>
      <text:p text:style-name="P7"/>
      <text:p text:style-name="P8">localhost:3000/users</text:p>
      <text:p text:style-name="P8">=&gt;payload </text:p>
      <text:p text:style-name="P8">phone<text:span text:style-name="T2">(required)</text:span>,</text:p>
      <text:p text:style-name="P8">password,firstname,lastname<text:span text:style-name="T2">(any or all fields to update)</text:span></text:p>
      <text:p text:style-name="P8"/>
      <text:p text:style-name="P8"><text:tab/><text:tab/><text:span text:style-name="T2">delete</text:span></text:p>
      <text:p text:style-name="P8"/>
      <text:p text:style-name="P8">ocalhost:3000/users/?phone=567976(11 digits)</text:p>
      <text:p text:style-name="P8">=&gt;query</text:p>
      <text:p text:style-name="P8">phone</text:p>
      <text:p text:style-name="P8">=&gt;header</text:p>
      <text:p text:style-name="P8">token(to check validity , token is valid for only 1 hour )</text:p>
      <text:p text:style-name="P8"/>
      <text:p text:style-name="P8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27"><text:span text:style-name="T4">verifyToken</text:span> = <text:span text:style-name="T5">function</text:span>(<text:span text:style-name="T6">id</text:span>,<text:span text:style-name="T6">phone</text:span>,<text:span text:style-name="T6">callback</text:span>)</text:p>
      <text:p text:style-name="P1"/>
      <text:p text:style-name="P34">handlers/tokens</text:p>
      <text:p text:style-name="P20">(for existing users)</text:p>
      <text:p text:style-name="P20"/>
      <text:p text:style-name="P12"><text:tab/><text:tab/>post</text:p>
      <text:p text:style-name="P12"/>
      <text:p text:style-name="P8">localhost:3000/<text:span text:style-name="T2">tokens</text:span></text:p>
      <text:p text:style-name="P8">=&gt;payload </text:p>
      <text:p text:style-name="P8">phone<text:span text:style-name="T2">(required)</text:span>,</text:p>
      <text:p text:style-name="P8">password<text:span text:style-name="T2">(required)</text:span></text:p>
      <text:p text:style-name="P12">(stores token id,<text:span text:style-name="T3">(20digits)</text:span> valid only for 1 hour)<text:span text:style-name="T3">l</text:span></text:p>
      <text:p text:style-name="P12"/>
      <text:p text:style-name="P12"><text:tab/><text:tab/>get</text:p>
      <text:p text:style-name="P9">localhost:3000/<text:span text:style-name="T3">tokens</text:span>/?<text:span text:style-name="T3">id</text:span>=567976(<text:span text:style-name="T3">20</text:span> digits)</text:p>
      <text:p text:style-name="P9">=&gt;query</text:p>
      <text:p text:style-name="P14">id</text:p>
      <text:p text:style-name="P13"><text:s/></text:p>
      <text:p text:style-name="P13"/>
      <text:p text:style-name="P14"><text:tab/><text:tab/>put </text:p>
      <text:p text:style-name="P14">=&gt;payload</text:p>
      <text:p text:style-name="P14">id (token id)</text:p>
      <text:p text:style-name="P14">extend(boolean):true</text:p>
      <text:p text:style-name="P14">(it will increse 1 hour validity for valid token )</text:p>
      <text:p text:style-name="P14"/>
      <text:p text:style-name="P14"><text:tab/><text:tab/>delete</text:p>
      <text:p text:style-name="P9">localhost:3000/<text:span text:style-name="T3">tokens</text:span>/<text:span text:style-name="T3">id</text:span>=567976(<text:span text:style-name="T3">20</text:span> digits)</text:p>
      <text:p text:style-name="P9">=&gt;query</text:p>
      <text:p text:style-name="P14">id</text:p>
      <text:p text:style-name="P13"/>
      <text:p text:style-name="P14"/>
      <text:p text:style-name="P12"/>
      <text:p text:style-name="P12"/>
      <text:p text:style-name="P35">handles/checks <text:s text:c="2"/>(max 5)</text:p>
      <text:p text:style-name="P21"/>
      <text:p text:style-name="P22"><text:tab/><text:tab/><text:tab/>post</text:p>
      <text:p text:style-name="P3">=&gt;payload</text:p>
      <text:p text:style-name="P3">protocol(http,https)</text:p>
      <text:p text:style-name="P3">,url(any),</text:p>
      <text:p text:style-name="P3">method(get,post,put,delete)</text:p>
      <text:p text:style-name="P3">timeoutseconds (1 to 5)<text:span text:style-name="T7">(number)</text:span></text:p>
      <text:p text:style-name="P2">successcodes [200,201]</text:p>
      <text:p text:style-name="P2">=&gt;header</text:p>
      <text:p text:style-name="P2">token (valid token )</text:p>
      <text:p text:style-name="P2"/>
      <text:p text:style-name="P31"/>
      <text:p text:style-name="P30">ex</text:p>
      <text:p text:style-name="P29">{</text:p>
      <text:p text:style-name="P28"><text:span text:style-name="T8">"protocol"</text:span>:<text:span text:style-name="T9">"http"</text:span>,</text:p>
      <text:p text:style-name="P28"><text:span text:style-name="T8">"url"</text:span>: <text:span text:style-name="T9">"google.com"</text:span>,</text:p>
      <text:p text:style-name="P28"><text:span text:style-name="T8">"method"</text:span>:<text:span text:style-name="T9">"get"</text:span>,</text:p>
      <text:p text:style-name="P28"><text:span text:style-name="T8">"timeoutseconds"</text:span>: <text:span text:style-name="T10">3</text:span>,</text:p>
      <text:p text:style-name="P28"><text:span text:style-name="T8">"successcodes"</text:span>:[<text:span text:style-name="T10">200</text:span>,<text:span text:style-name="T10">201</text:span>]</text:p>
      <text:p text:style-name="P28">}</text:p>
      <text:p text:style-name="P23"><text:tab/><text:tab/><text:span text:style-name="T7">GET</text:span></text:p>
      <text:p text:style-name="P23"/>
      <text:p text:style-name="P23"/>
      <text:p text:style-name="P32">localhost:3000/checks/?id=oauo8hmmqp1adcjdp8ch</text:p>
      <text:p text:style-name="P10">=&gt;query</text:p>
      <text:p text:style-name="P15">id<text:span text:style-name="T11">(</text:span><text:span text:style-name="T12">CHECKID)</text:span></text:p>
      <text:p text:style-name="P24">=&gt;<text:span text:style-name="T1">header</text:span></text:p>
      <text:p text:style-name="P18">token(valid token)</text:p>
      <text:p text:style-name="P18"/>
      <text:p text:style-name="P24"><text:span text:style-name="T1"><text:tab/><text:tab/></text:span><text:span text:style-name="T13">Put</text:span></text:p>
      <text:p text:style-name="P4">=&gt;payload</text:p>
      <text:p text:style-name="P5">id(checkid, to update check)*required</text:p>
      <text:p text:style-name="P4"/>
      <text:p text:style-name="P5">(any one or all below fields to update)</text:p>
      <text:p text:style-name="P5"/>
      <text:p text:style-name="P4">protocol(http,https)</text:p>
      <text:p text:style-name="P4">,url(any),</text:p>
      <text:p text:style-name="P4">method(get,post,put,delete)</text:p>
      <text:p text:style-name="P4">timeoutseconds (1 to 5)<text:span text:style-name="T7">(number)</text:span></text:p>
      <text:p text:style-name="P38">successcodes [200,201]</text:p>
      <text:p text:style-name="P18"/>
      <text:p text:style-name="P6">=&gt;header</text:p>
      <text:p text:style-name="P6">token (valid token )</text:p>
      <text:p text:style-name="P5"><text:soft-page-break/></text:p>
      <text:p text:style-name="P23"/>
      <text:p text:style-name="P17"/>
      <text:p text:style-name="P26"><text:tab/><text:tab/>delete</text:p>
      <text:p text:style-name="P33">localhost:3000/checks/?id=oauo8hmmqp1adcjdp8ch</text:p>
      <text:p text:style-name="P11">=&gt;query</text:p>
      <text:p text:style-name="P16">id<text:span text:style-name="T11">(</text:span><text:span text:style-name="T12">CHECKID)</text:span></text:p>
      <text:p text:style-name="P25">=&gt;<text:span text:style-name="T1">header</text:span></text:p>
      <text:p text:style-name="P37">token(valid tok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5T15:28:01.402860061</meta:creation-date>
    <meta:editing-duration>PT9M10S</meta:editing-duration>
    <meta:editing-cycles>2</meta:editing-cycles>
    <meta:generator>LibreOffice/6.0.7.3$Linux_X86_64 LibreOffice_project/00m0$Build-3</meta:generator>
    <dc:date>2021-01-15T15:56:47.211802331</dc:date>
    <meta:document-statistic meta:table-count="0" meta:image-count="0" meta:object-count="0" meta:page-count="4" meta:paragraph-count="86" meta:word-count="168" meta:character-count="1581" meta:non-whitespace-character-count="1466"/>
  </office:meta>
</office:document-meta>
</file>